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cc" draw:fill-color="#ff00cc" draw:textarea-horizontal-align="justify" draw:textarea-vertical-align="middle" draw:auto-grow-height="false"/>
    </style:style>
    <style:style style:name="gr6" style:family="graphic" style:parent-style-name="standard">
      <style:graphic-properties svg:stroke-color="#66ffff" draw:fill-color="#66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000000" draw:marker-start-width="0.66cm" draw:marker-end-width="0.66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17cm" svg:height="1.138cm" svg:x="2.153cm" svg:y="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18cm" svg:height="1.138cm" svg:x="3.296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71cm" svg:height="1.138cm" svg:x="4.193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58cm" svg:height="1.138cm" svg:x="4.911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139cm" svg:height="4.483cm" draw:transform="skewX (-0.0153588974175501) rotate (-0.0153588974175503) translate (9.216cm 5.098cm)">
          <text:p/>
          <draw:enhanced-geometry svg:viewBox="0 0 21600 21600" draw:glue-points="0 0 0 21600 21600 10800" draw:text-areas="0 ?f9 7800 ?f10" draw:type="right-brace" draw:modifiers="1800 11014.31438127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" draw:layer="layout" svg:width="2.39cm" svg:height="1.28cm" svg:x="12.493cm" svg:y="6.773cm">
          <draw:text-box>
            <text:p><text:span text:style-name="T1">n - 1</text:span></text:p>
          </draw:text-box>
        </draw:frame>
        <draw:frame draw:style-name="gr8" draw:text-style-name="P3" draw:layer="layout" svg:width="17.943cm" svg:height="2.157cm" svg:x="8.349cm" svg:y="11.168cm">
          <draw:text-box>
            <text:p text:style-name="P3"><text:span text:style-name="T2">This disk is not there in the (n-1) problem. But</text:span></text:p>
            <text:p text:style-name="P3"><text:span text:style-name="T2">it doesn't matter because it is the biggest one. </text:span></text:p>
          </draw:text-box>
        </draw:frame>
        <draw:line draw:style-name="gr9" draw:text-style-name="P1" draw:layer="layout" svg:x1="8.296cm" svg:y1="11.772cm" svg:x2="5.674cm" svg:y2="10.4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8:02:56.704085469</dc:date>
    <dc:creator>elucterio </dc:creator>
    <meta:editing-duration>PT45M37S</meta:editing-duration>
    <meta:editing-cycles>11</meta:editing-cycles>
    <meta:generator>LibreOffice/4.2.8.2$Linux_X86_64 LibreOffice_project/420m0$Build-2</meta:generator>
    <meta:document-statistic meta:object-count="12"/>
  </office:meta>
</office:document-meta>
</file>